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630f7"/>
    </style:style>
    <style:style style:name="P2" style:family="paragraph" style:parent-style-name="Standard">
      <style:text-properties style:font-name="Arial" fo:language="fr" fo:country="FR"/>
    </style:style>
    <style:style style:name="P3" style:family="paragraph" style:parent-style-name="Standard">
      <style:text-properties fo:color="#9933ff" style:font-name="Arial" fo:language="fr" fo:country="FR" fo:font-style="italic" style:font-style-asian="italic" style:font-style-complex="itali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margin-top="0.201cm" fo:margin-bottom="0.201cm" loext:contextual-spacing="false"/>
    </style:style>
    <style:style style:name="P6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65a99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3e87d"/>
    </style:style>
    <style:style style:name="P8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47abf"/>
    </style:style>
    <style:style style:name="P9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c8a91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65a99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8a91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bf2f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335b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9f01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1d5e7"/>
    </style:style>
    <style:style style:name="P16" style:family="paragraph" style:parent-style-name="Standard" style:master-page-name="MP0">
      <style:paragraph-properties style:page-number="auto" fo:break-before="page"/>
      <style:text-properties officeooo:paragraph-rsid="002630f7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65a99"/>
    </style:style>
    <style:style style:name="P18" style:family="paragraph" style:parent-style-name="Standard">
      <style:text-properties style:font-name="Liberation Mono1" fo:font-size="10pt" fo:language="fr" fo:country="FR" style:font-size-asian="10pt" style:font-size-complex="10pt"/>
    </style:style>
    <style:style style:name="P19" style:family="paragraph" style:parent-style-name="Standard" style:list-style-name="L1">
      <style:paragraph-properties fo:margin-top="0.201cm" fo:margin-bottom="0.201cm" loext:contextual-spacing="false"/>
      <style:text-properties officeooo:paragraph-rsid="002ff407"/>
    </style:style>
    <style:style style:name="P20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cbf2f"/>
    </style:style>
    <style:style style:name="P21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4c6d1"/>
    </style:style>
    <style:style style:name="P22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6df1e"/>
    </style:style>
    <style:style style:name="P23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65a99"/>
    </style:style>
    <style:style style:name="P24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47abf"/>
    </style:style>
    <style:style style:name="P25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54443f"/>
    </style:style>
    <style:style style:name="P26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55ae12"/>
    </style:style>
    <style:style style:name="P27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58b40e"/>
    </style:style>
    <style:style style:name="P28" style:family="paragraph" style:parent-style-name="Standard">
      <style:paragraph-properties fo:margin-top="0.201cm" fo:margin-bottom="0.201cm" loext:contextual-spacing="false"/>
      <style:text-properties officeooo:paragraph-rsid="002ff407"/>
    </style:style>
    <style:style style:name="P29" style:family="paragraph" style:parent-style-name="Standard">
      <style:paragraph-properties fo:margin-top="0.201cm" fo:margin-bottom="0.201cm" loext:contextual-spacing="false"/>
      <style:text-properties officeooo:paragraph-rsid="0043c920"/>
    </style:style>
    <style:style style:name="P30" style:family="paragraph" style:parent-style-name="Standard" style:list-style-name="L1">
      <style:paragraph-properties fo:margin-top="0.201cm" fo:margin-bottom="0.201cm" loext:contextual-spacing="false" fo:break-before="page"/>
      <style:text-properties officeooo:paragraph-rsid="002ff407"/>
    </style:style>
    <style:style style:name="P31" style:family="paragraph" style:parent-style-name="Standard" style:list-style-name="L1">
      <style:paragraph-properties fo:margin-top="0.201cm" fo:margin-bottom="0.201cm" loext:contextual-spacing="false" fo:text-align="justify" style:justify-single-word="false" fo:break-before="page"/>
      <style:text-properties officeooo:paragraph-rsid="003cbf2f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8a91"/>
    </style:style>
    <style:style style:name="T1" style:family="text">
      <style:text-properties fo:color="#0066ff" style:font-name="Liberation Mono1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0066ff" style:font-name="Liberation Mono1" fo:font-size="9pt" fo:language="fr" fo:country="FR" fo:font-style="italic" fo:font-weight="bold" officeooo:rsid="002630f7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color="#0066ff" style:font-name="Liberation Mono1" fo:font-size="9pt" fo:language="fr" fo:country="FR" fo:font-style="italic" fo:font-weight="bold" officeooo:rsid="002630f7" style:font-name-asian="Andale Sans UI" style:font-size-asian="9pt" style:language-asian="en" style:country-asian="US" style:font-style-asian="italic" style:font-weight-asian="bold" style:font-name-complex="Tahoma" style:font-size-complex="9pt" style:language-complex="en" style:country-complex="US" style:font-style-complex="italic" style:font-weight-complex="bold"/>
    </style:style>
    <style:style style:name="T4" style:family="text">
      <style:text-properties fo:color="#0066ff" style:font-name="Liberation Mono1" fo:font-size="9pt" fo:language="fr" fo:country="FR" fo:font-style="italic" style:font-size-asian="9pt" style:font-style-asian="italic" style:font-size-complex="9pt"/>
    </style:style>
    <style:style style:name="T5" style:family="text">
      <style:text-properties fo:color="#0066ff" style:font-name="Liberation Mono1" fo:font-size="9pt" fo:language="fr" fo:country="FR" fo:font-style="italic" style:font-size-asian="9pt" style:font-style-asian="italic" style:font-size-complex="9pt" style:font-style-complex="italic"/>
    </style:style>
    <style:style style:name="T6" style:family="text">
      <style:text-properties fo:color="#000000" style:font-name="Liberation Mono1" fo:font-size="11pt" fo:language="fr" fo:country="FR" style:text-underline-style="none" officeooo:rsid="002dfadc" style:font-size-asian="11pt" style:font-name-complex="Arial" style:font-size-complex="11pt"/>
    </style:style>
    <style:style style:name="T7" style:family="text">
      <style:text-properties fo:color="#000000" style:font-name="Liberation Mono1" fo:font-size="11pt" fo:language="fr" fo:country="FR" style:text-underline-style="none" officeooo:rsid="000c385e" style:font-size-asian="11pt" style:font-name-complex="Arial" style:font-size-complex="11pt"/>
    </style:style>
    <style:style style:name="T8" style:family="text">
      <style:text-properties fo:color="#000000" style:font-name="Liberation Mono1" fo:font-size="11pt" fo:language="fr" fo:country="FR" style:text-underline-style="none" officeooo:rsid="00380553" style:font-size-asian="11pt" style:font-name-complex="Arial" style:font-size-complex="11pt"/>
    </style:style>
    <style:style style:name="T9" style:family="text">
      <style:text-properties fo:color="#000000" style:font-name="Liberation Mono1" fo:font-size="11pt" fo:language="fr" fo:country="FR" style:text-underline-style="none" officeooo:rsid="002ff407" style:font-size-asian="11pt" style:font-name-complex="Arial" style:font-size-complex="11pt"/>
    </style:style>
    <style:style style:name="T10" style:family="text">
      <style:text-properties fo:color="#000000" style:font-name="Liberation Mono1" fo:font-size="11pt" fo:language="fr" fo:country="FR" style:text-underline-style="none" officeooo:rsid="00265a99" style:font-size-asian="11pt" style:font-name-complex="Arial" style:font-size-complex="11pt"/>
    </style:style>
    <style:style style:name="T11" style:family="text">
      <style:text-properties fo:color="#000000" style:font-name="Liberation Mono1" fo:font-size="11pt" fo:language="fr" fo:country="FR" style:text-underline-style="none" officeooo:rsid="003895e7" style:font-size-asian="11pt" style:font-name-complex="Arial" style:font-size-complex="11pt"/>
    </style:style>
    <style:style style:name="T12" style:family="text">
      <style:text-properties fo:color="#000000" style:font-name="Liberation Mono1" fo:font-size="11pt" fo:language="fr" fo:country="FR" style:text-underline-style="none" officeooo:rsid="00277974" style:font-size-asian="11pt" style:font-name-complex="Arial" style:font-size-complex="11pt"/>
    </style:style>
    <style:style style:name="T13" style:family="text">
      <style:text-properties fo:color="#000000" style:font-name="Liberation Mono1" fo:font-size="11pt" fo:language="fr" fo:country="FR" style:text-underline-style="none" officeooo:rsid="0033e87d" style:font-size-asian="11pt" style:font-name-complex="Arial" style:font-size-complex="11pt"/>
    </style:style>
    <style:style style:name="T14" style:family="text">
      <style:text-properties fo:color="#000000" style:font-name="Liberation Mono1" fo:font-size="11pt" fo:language="fr" fo:country="FR" style:text-underline-style="none" officeooo:rsid="00347abf" style:font-size-asian="11pt" style:font-name-complex="Arial" style:font-size-complex="11pt"/>
    </style:style>
    <style:style style:name="T15" style:family="text">
      <style:text-properties fo:color="#000000" style:font-name="Liberation Mono1" fo:font-size="11pt" fo:language="fr" fo:country="FR" style:text-underline-style="none" officeooo:rsid="0030f784" style:font-size-asian="11pt" style:font-name-complex="Arial" style:font-size-complex="11pt"/>
    </style:style>
    <style:style style:name="T16" style:family="text">
      <style:text-properties fo:color="#000000" style:font-name="Liberation Mono1" fo:font-size="11pt" fo:language="fr" fo:country="FR" style:text-underline-style="none" officeooo:rsid="0034b72e" style:font-size-asian="11pt" style:font-name-complex="Arial" style:font-size-complex="11pt"/>
    </style:style>
    <style:style style:name="T17" style:family="text">
      <style:text-properties fo:color="#000000" style:font-name="Liberation Mono1" fo:font-size="11pt" fo:language="fr" fo:country="FR" style:text-underline-style="none" officeooo:rsid="002b7913" style:font-size-asian="11pt" style:font-name-complex="Arial" style:font-size-complex="11pt"/>
    </style:style>
    <style:style style:name="T18" style:family="text">
      <style:text-properties fo:color="#000000" style:font-name="Liberation Mono1" fo:font-size="11pt" fo:language="fr" fo:country="FR" style:text-underline-style="none" officeooo:rsid="0034c95e" style:font-size-asian="11pt" style:font-name-complex="Arial" style:font-size-complex="11pt"/>
    </style:style>
    <style:style style:name="T19" style:family="text">
      <style:text-properties fo:color="#000000" style:font-name="Liberation Mono1" fo:font-size="11pt" fo:language="fr" fo:country="FR" style:text-underline-style="none" officeooo:rsid="0054443f" style:font-size-asian="11pt" style:font-name-complex="Arial" style:font-size-complex="11pt"/>
    </style:style>
    <style:style style:name="T20" style:family="text">
      <style:text-properties fo:color="#000000" style:font-name="Liberation Mono1" fo:font-size="11pt" fo:language="fr" fo:country="FR" style:text-underline-style="none" fo:font-weight="bold" officeooo:rsid="002dfadc" style:font-size-asian="11pt" style:font-weight-asian="bold" style:font-name-complex="Arial" style:font-size-complex="11pt" style:font-weight-complex="bold"/>
    </style:style>
    <style:style style:name="T21" style:family="text">
      <style:text-properties fo:color="#000000" style:font-name="Liberation Mono1" fo:font-size="11pt" fo:language="fr" fo:country="FR" style:text-underline-style="none" fo:font-weight="bold" officeooo:rsid="0043c920" style:font-size-asian="11pt" style:font-weight-asian="bold" style:font-name-complex="Arial" style:font-size-complex="11pt" style:font-weight-complex="bold"/>
    </style:style>
    <style:style style:name="T22" style:family="text">
      <style:text-properties fo:color="#000000" style:font-name="Liberation Mono1" fo:font-size="11pt" fo:language="fr" fo:country="FR" style:text-underline-style="none" fo:font-weight="normal" officeooo:rsid="000c385e" style:font-size-asian="11pt" style:font-weight-asian="normal" style:font-name-complex="Arial" style:font-size-complex="11pt" style:font-weight-complex="normal"/>
    </style:style>
    <style:style style:name="T23" style:family="text">
      <style:text-properties fo:color="#000000" style:font-name="Liberation Mono1" fo:font-size="11pt" fo:language="fr" fo:country="FR" fo:font-style="normal" style:text-underline-style="none" fo:font-weight="bold" officeooo:rsid="0043c920" style:font-size-asian="11pt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fo:color="#000000" style:font-name="Liberation Mono1" fo:font-size="11pt" fo:language="fr" fo:country="FR" fo:font-style="normal" style:text-underline-style="none" fo:font-weight="bold" officeooo:rsid="003ab7f1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color="#000000" style:font-name="Liberation Mono1" fo:font-size="11pt" fo:language="fr" fo:country="FR" fo:font-style="normal" style:text-underline-style="none" fo:font-weight="normal" officeooo:rsid="003ab7f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000000" style:font-name="Liberation Mono1" fo:font-size="11pt" fo:language="fr" fo:country="FR" fo:font-style="normal" style:text-underline-style="none" fo:font-weight="normal" officeooo:rsid="002dfad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fo:color="#000000" style:font-name="Liberation Mono1" fo:font-size="11pt" fo:language="fr" fo:country="FR" fo:font-style="normal" style:text-underline-style="none" fo:font-weight="normal" officeooo:rsid="0043c92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fo:color="#000000" style:font-name="Liberation Mono1" fo:font-size="11pt" fo:language="fr" fo:country="FR" fo:font-style="normal" style:text-underline-style="none" fo:font-weight="normal" officeooo:rsid="000c385e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9" style:family="text">
      <style:text-properties fo:color="#000000" style:font-name="Liberation Mono1" fo:font-size="11pt" fo:language="fr" fo:country="FR" fo:font-style="normal" style:text-underline-style="none" fo:font-weight="normal" officeooo:rsid="0044c6d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0" style:family="text">
      <style:text-properties fo:color="#000000" style:font-name="Liberation Mono1" fo:font-size="11pt" fo:language="fr" fo:country="FR" fo:font-style="normal" style:text-underline-style="none" fo:font-weight="normal" officeooo:rsid="0046df1e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1" style:family="text">
      <style:text-properties fo:color="#000000" style:font-name="Liberation Mono1" fo:font-size="11pt" fo:language="fr" fo:country="FR" fo:font-style="normal" style:text-underline-style="none" fo:font-weight="normal" officeooo:rsid="004712b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2" style:family="text">
      <style:text-properties fo:color="#000000" style:font-name="Liberation Mono1" fo:font-size="11pt" fo:language="fr" fo:country="FR" fo:font-style="normal" style:text-underline-style="none" fo:font-weight="normal" officeooo:rsid="0055ae1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3" style:family="text">
      <style:text-properties fo:color="#000000" style:font-name="Liberation Mono1" fo:font-size="11pt" fo:language="fr" fo:country="FR" fo:font-style="normal" style:text-underline-style="none" fo:font-weight="normal" officeooo:rsid="0057902b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4" style:family="text">
      <style:text-properties fo:color="#000000" style:font-name="Liberation Mono1" fo:font-size="11pt" fo:language="fr" fo:country="FR" fo:font-style="normal" style:text-underline-style="none" fo:font-weight="normal" officeooo:rsid="0058b40e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" style:family="text">
      <style:text-properties fo:color="#000000" style:font-name="Liberation Mono1" fo:font-size="11pt" fo:language="fr" fo:country="FR" fo:font-style="normal" style:text-underline-style="none" officeooo:rsid="00380553" style:font-size-asian="11pt" style:font-style-asian="normal" style:font-name-complex="Arial" style:font-size-complex="11pt" style:font-style-complex="normal"/>
    </style:style>
    <style:style style:name="T36" style:family="text">
      <style:text-properties fo:color="#000000" style:font-name="Liberation Mono1" fo:font-size="11pt" fo:language="fr" fo:country="FR" fo:font-style="normal" style:text-underline-style="none" officeooo:rsid="003ab7f1" style:font-size-asian="11pt" style:font-style-asian="normal" style:font-name-complex="Arial" style:font-size-complex="11pt" style:font-style-complex="normal"/>
    </style:style>
    <style:style style:name="T37" style:family="text">
      <style:text-properties fo:color="#000000" style:font-name="Liberation Mono1" fo:font-size="11pt" fo:language="fr" fo:country="FR" fo:font-style="normal" style:text-underline-style="none" officeooo:rsid="003c8a91" style:font-size-asian="11pt" style:font-style-asian="normal" style:font-name-complex="Arial" style:font-size-complex="11pt" style:font-style-complex="normal"/>
    </style:style>
    <style:style style:name="T38" style:family="text">
      <style:text-properties fo:color="#000000" style:font-name="Liberation Mono1" fo:font-size="11pt" fo:language="fr" fo:country="FR" fo:font-style="normal" style:text-underline-style="none" officeooo:rsid="003cbf2f" style:font-size-asian="11pt" style:font-style-asian="normal" style:font-name-complex="Arial" style:font-size-complex="11pt" style:font-style-complex="normal"/>
    </style:style>
    <style:style style:name="T39" style:family="text">
      <style:text-properties fo:color="#000000" style:font-name="Liberation Mono1" fo:font-size="11pt" fo:language="fr" fo:country="FR" fo:font-style="normal" style:text-underline-style="none" officeooo:rsid="003cc891" style:font-size-asian="11pt" style:font-style-asian="normal" style:font-name-complex="Arial" style:font-size-complex="11pt" style:font-style-complex="normal"/>
    </style:style>
    <style:style style:name="T40" style:family="text">
      <style:text-properties fo:color="#000000" style:font-name="Liberation Mono1" fo:font-size="11pt" fo:language="fr" fo:country="FR" fo:font-style="normal" style:text-underline-style="none" officeooo:rsid="003ebde4" style:font-size-asian="11pt" style:font-style-asian="normal" style:font-name-complex="Arial" style:font-size-complex="11pt" style:font-style-complex="normal"/>
    </style:style>
    <style:style style:name="T41" style:family="text">
      <style:text-properties fo:color="#000000" style:font-name="Liberation Mono1" fo:font-size="11pt" fo:language="fr" fo:country="FR" fo:font-style="normal" style:text-underline-style="none" officeooo:rsid="0040335b" style:font-size-asian="11pt" style:font-style-asian="normal" style:font-name-complex="Arial" style:font-size-complex="11pt" style:font-style-complex="normal"/>
    </style:style>
    <style:style style:name="T42" style:family="text">
      <style:text-properties fo:color="#000000" style:font-name="Liberation Mono1" fo:font-size="11pt" fo:language="fr" fo:country="FR" fo:font-style="normal" style:text-underline-style="none" officeooo:rsid="0040af4d" style:font-size-asian="11pt" style:font-style-asian="normal" style:font-name-complex="Arial" style:font-size-complex="11pt" style:font-style-complex="normal"/>
    </style:style>
    <style:style style:name="T43" style:family="text">
      <style:text-properties fo:color="#000000" style:font-name="Liberation Mono1" fo:font-size="11pt" fo:language="fr" fo:country="FR" fo:font-style="normal" style:text-underline-style="none" officeooo:rsid="0041d5e7" style:font-size-asian="11pt" style:font-style-asian="normal" style:font-name-complex="Arial" style:font-size-complex="11pt" style:font-style-complex="normal"/>
    </style:style>
    <style:style style:name="T44" style:family="text">
      <style:text-properties fo:color="#000000" style:font-name="Liberation Mono1" fo:font-size="11pt" fo:language="fr" fo:country="FR" fo:font-style="italic" style:text-underline-style="none" fo:font-weight="bold" officeooo:rsid="000c385e" style:font-size-asian="11pt" style:font-style-asian="italic" style:font-weight-asian="bold" style:font-name-complex="Arial" style:font-size-complex="11pt" style:font-style-complex="italic" style:font-weight-complex="bold"/>
    </style:style>
    <style:style style:name="T45" style:family="text">
      <style:text-properties fo:color="#000000" style:font-name="Liberation Mono1" fo:font-size="11pt" fo:language="fr" fo:country="FR" fo:font-style="italic" style:text-underline-style="none" fo:font-weight="bold" officeooo:rsid="00277974" style:font-size-asian="11pt" style:font-style-asian="italic" style:font-weight-asian="bold" style:font-name-complex="Arial" style:font-size-complex="11pt" style:font-style-complex="italic" style:font-weight-complex="bold"/>
    </style:style>
    <style:style style:name="T46" style:family="text">
      <style:text-properties fo:color="#000000" style:font-name="Liberation Mono1" fo:font-size="11pt" fo:language="fr" fo:country="FR" fo:font-style="italic" style:text-underline-style="none" fo:font-weight="bold" officeooo:rsid="00279517" style:font-size-asian="11pt" style:font-style-asian="italic" style:font-weight-asian="bold" style:font-name-complex="Arial" style:font-size-complex="11pt" style:font-style-complex="italic" style:font-weight-complex="bold"/>
    </style:style>
    <style:style style:name="T47" style:family="text">
      <style:text-properties fo:color="#000000" style:font-name="Liberation Mono1" fo:font-size="11pt" fo:language="fr" fo:country="FR" fo:font-style="italic" style:text-underline-style="none" fo:font-weight="bold" officeooo:rsid="0043c920" style:font-size-asian="11pt" style:font-style-asian="italic" style:font-weight-asian="bold" style:font-name-complex="Arial" style:font-size-complex="11pt" style:font-style-complex="italic" style:font-weight-complex="bold"/>
    </style:style>
    <style:style style:name="T48" style:family="text">
      <style:text-properties fo:color="#000000" style:font-name="Liberation Mono1" fo:font-size="11pt" fo:language="fr" fo:country="FR" fo:font-style="italic" style:text-underline-style="none" officeooo:rsid="000c385e" style:font-size-asian="11pt" style:font-style-asian="italic" style:font-name-complex="Arial" style:font-size-complex="11pt" style:font-style-complex="italic"/>
    </style:style>
    <style:style style:name="T49" style:family="text">
      <style:text-properties fo:color="#000000" style:font-name="Liberation Mono1" fo:font-size="11pt" fo:language="fr" fo:country="FR" fo:font-style="italic" style:text-underline-style="none" officeooo:rsid="00380553" style:font-size-asian="11pt" style:font-style-asian="italic" style:font-name-complex="Arial" style:font-size-complex="11pt" style:font-style-complex="italic"/>
    </style:style>
    <style:style style:name="T50" style:family="text">
      <style:text-properties fo:color="#000000" style:font-name="Liberation Mono1" fo:font-size="11pt" fo:language="fr" fo:country="FR" fo:font-style="italic" style:text-underline-style="none" officeooo:rsid="003cbf2f" style:font-size-asian="11pt" style:font-style-asian="italic" style:font-name-complex="Arial" style:font-size-complex="11pt" style:font-style-complex="italic"/>
    </style:style>
    <style:style style:name="T51" style:family="text">
      <style:text-properties fo:color="#000000" style:font-name="Liberation Mono1" fo:font-size="11pt" fo:language="fr" fo:country="FR" fo:font-style="italic" style:text-underline-style="none" fo:font-weight="normal" officeooo:rsid="000c385e" style:font-size-asian="11pt" style:font-style-asian="italic" style:font-weight-asian="normal" style:font-name-complex="Arial" style:font-size-complex="11pt" style:font-style-complex="italic" style:font-weight-complex="normal"/>
    </style:style>
    <style:style style:name="T52" style:family="text">
      <style:text-properties fo:color="#000000" style:font-name="Liberation Mono1" fo:font-size="16pt" fo:language="fr" fo:country="FR" fo:font-style="normal" fo:font-weight="bold" officeooo:rsid="00265a99" style:font-name-asian="Andale Sans UI" style:font-size-asian="16pt" style:language-asian="en" style:country-asian="US" style:font-style-asian="normal" style:font-weight-asian="bold" style:font-name-complex="Tahoma" style:font-size-complex="16pt" style:language-complex="en" style:country-complex="US" style:font-style-complex="normal" style:font-weight-complex="bold"/>
    </style:style>
    <style:style style:name="T53" style:family="text">
      <style:text-properties fo:color="#000000" style:font-name="Liberation Mono1" fo:font-size="13pt" fo:language="fr" fo:country="FR" style:text-underline-style="none" fo:font-weight="bold" officeooo:rsid="002dfadc" style:font-size-asian="13pt" style:font-weight-asian="bold" style:font-name-complex="Arial" style:font-size-complex="13pt" style:font-weight-complex="bold"/>
    </style:style>
    <style:style style:name="T54" style:family="text">
      <style:text-properties fo:color="#000000" style:font-name="Liberation Mono1" fo:font-size="13pt" fo:language="fr" fo:country="FR" style:text-underline-style="none" fo:font-weight="bold" officeooo:rsid="002ff407" style:font-size-asian="13pt" style:font-weight-asian="bold" style:font-name-complex="Arial" style:font-size-complex="13pt" style:font-weight-complex="bold"/>
    </style:style>
    <style:style style:name="T55" style:family="text">
      <style:text-properties fo:color="#000000" style:font-name="Liberation Mono1" fo:font-size="13pt" fo:language="fr" fo:country="FR" fo:font-style="normal" style:text-underline-style="none" fo:font-weight="bold" officeooo:rsid="002dfadc" style:font-size-asian="13pt" style:font-style-asian="normal" style:font-weight-asian="bold" style:font-name-complex="Arial" style:font-size-complex="13pt" style:font-style-complex="normal" style:font-weight-complex="bold"/>
    </style:style>
    <style:style style:name="T56" style:family="text">
      <style:text-properties fo:color="#000000" style:font-name="Liberation Mono1" fo:font-size="13pt" fo:language="fr" fo:country="FR" fo:font-style="italic" style:text-underline-style="none" fo:font-weight="bold" officeooo:rsid="002dfadc" style:font-size-asian="13pt" style:font-style-asian="italic" style:font-weight-asian="bold" style:font-name-complex="Arial" style:font-size-complex="13pt" style:font-style-complex="italic" style:font-weight-complex="bold"/>
    </style:style>
    <style:style style:name="T57" style:family="text">
      <style:text-properties style:font-name="Liberation Mono1" fo:font-size="11pt" fo:language="fr" fo:country="FR" style:font-size-asian="11pt" style:font-size-complex="11pt"/>
    </style:style>
    <style:style style:name="T58" style:family="text">
      <style:text-properties style:font-name="Liberation Mono1" fo:font-size="11pt" fo:language="fr" fo:country="FR" fo:font-weight="bold" style:font-size-asian="11pt" style:font-weight-asian="bold" style:font-name-complex="Courier New" style:font-size-complex="11pt"/>
    </style:style>
    <style:style style:name="T59" style:family="text">
      <style:text-properties style:font-name="Liberation Mono1" fo:font-size="11pt" fo:language="fr" fo:country="FR" fo:font-weight="bold" style:font-size-asian="11pt" style:font-weight-asian="bold" style:font-size-complex="11pt" style:font-weight-complex="bold"/>
    </style:style>
    <style:style style:name="T60" style:family="text">
      <style:text-properties style:font-name="Liberation Mono1" fo:font-size="11pt" fo:language="fr" fo:country="FR" fo:font-weight="bold" officeooo:rsid="00265a99" style:font-size-asian="11pt" style:font-weight-asian="bold" style:font-size-complex="11pt" style:font-weight-complex="bold"/>
    </style:style>
    <style:style style:name="T61" style:family="text">
      <style:text-properties style:font-name="Liberation Mono1" fo:font-size="11pt" fo:language="fr" fo:country="FR" fo:font-weight="normal" officeooo:rsid="00265a99" style:font-size-asian="11pt" style:font-weight-asian="normal" style:font-size-complex="11pt" style:font-weight-complex="normal"/>
    </style:style>
    <style:style style:name="T62" style:family="text">
      <style:text-properties fo:color="#0000ff" style:font-name="Liberation Mono1" fo:font-size="10pt" fo:language="fr" fo:country="FR" fo:font-style="italic" fo:font-weight="bold" style:font-name-asian="Andale Sans UI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/>
    </style:style>
    <style:style style:name="T63" style:family="text">
      <style:text-properties fo:color="#00000a" style:font-name="Liberation Mono1" fo:font-size="11pt" fo:language="fr" fo:country="FR" fo:font-style="normal" fo:font-weight="bold" officeooo:rsid="00265a99" style:font-name-asian="Andale Sans UI" style:font-size-asian="11pt" style:language-asian="en" style:country-asian="US" style:font-style-asian="normal" style:font-weight-asian="bold" style:font-name-complex="Tahoma" style:font-size-complex="11pt" style:language-complex="en" style:country-complex="US" style:font-style-complex="normal" style:font-weight-complex="bold"/>
    </style:style>
    <style:style style:name="T64" style:family="text">
      <style:text-properties fo:font-size="11pt" style:font-size-asian="11pt" style:font-size-complex="11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Police_20_par_20_défaut"><text:span text:style-name="T52">Rapport de projet</text:span></text:span></text:p>
      <text:p text:style-name="P3"><text:span text:style-name="Police_20_par_20_défaut"><text:span text:style-name="T62"/></text:span></text:p>
      <text:p text:style-name="P2"><text:span text:style-name="Police_20_par_20_défaut"><text:span text:style-name="T62"/></text:span></text:p>
      <text:p text:style-name="P5"><text:span text:style-name="Police_20_par_20_défaut"><text:span text:style-name="T63">Membres du binôme :</text:span></text:span></text:p>
      <text:p text:style-name="Standard"><text:span text:style-name="Police_20_par_20_défaut"><text:span text:style-name="T57">FONTENEAU Félix<text:tab/><text:tab/><text:tab/><text:tab/>Groupe : <text:s/>3</text:span></text:span></text:p>
      <text:p text:style-name="Standard"><text:span text:style-name="Police_20_par_20_défaut"><text:span text:style-name="T57">FRATI—PERALDI Saveria<text:tab/><text:tab/><text:tab/>Groupe : <text:s/>3</text:span></text:span></text:p>
      <text:p text:style-name="P18"><text:span text:style-name="Police_20_par_20_défaut"><text:span text:style-name="T58"/></text:span></text:p>
      <text:p text:style-name="P18"><text:span text:style-name="Police_20_par_20_défaut"><text:span text:style-name="T58"/></text:span></text:p>
      <text:p text:style-name="P18"><text:span text:style-name="Police_20_par_20_défaut"><text:span text:style-name="T58"/></text:span></text:p>
      <text:p text:style-name="P18"><text:span text:style-name="Police_20_par_20_défaut"><text:span text:style-name="T58"/></text:span></text:p>
      <text:p text:style-name="P5"><text:span text:style-name="Police_20_par_20_défaut"><text:span text:style-name="T60">Intitulé du</text:span></text:span><text:span text:style-name="Police_20_par_20_défaut"><text:span text:style-name="T59"> projet <text:s/>: </text:span></text:span><text:span text:style-name="Police_20_par_20_défaut"><text:span text:style-name="T61">Arbre binaire ordonné.</text:span></text:span></text:p>
      <text:p text:style-name="P10"><text:span text:style-name="Police_20_par_20_défaut"><text:span text:style-name="T22"><text:tab/></text:span></text:span><text:span text:style-name="Police_20_par_20_défaut"><text:span text:style-name="T7">Un arbre binaire ordonn</text:span></text:span><text:span text:style-name="Police_20_par_20_défaut"><text:span text:style-name="T8">é</text:span></text:span><text:span text:style-name="Police_20_par_20_défaut"><text:span text:style-name="T7"> est un arbre binaire muni d’une relation d’ordre qui permet d’ordonner les ́</text:span></text:span><text:span text:style-name="Police_20_par_20_défaut"><text:span text:style-name="T9">éléments</text:span></text:span><text:span text:style-name="Police_20_par_20_défaut"><text:span text:style-name="T7"> de l’arbre selon leur cl</text:span></text:span><text:span text:style-name="Police_20_par_20_défaut"><text:span text:style-name="T10">é</text:span></text:span><text:span text:style-name="Police_20_par_20_défaut"><text:span text:style-name="T7">. </text:span></text:span></text:p>
      <text:p text:style-name="P6"><text:span text:style-name="Police_20_par_20_défaut"><text:span text:style-name="T7">Le projet consist</text:span></text:span><text:span text:style-name="Police_20_par_20_défaut"><text:span text:style-name="T11">e</text:span></text:span><text:span text:style-name="Police_20_par_20_défaut"><text:span text:style-name="T7"> à visualiser graphiquement des arbres binaires ordonn</text:span></text:span><text:span text:style-name="Police_20_par_20_défaut"><text:span text:style-name="T10">é</text:span></text:span><text:span text:style-name="Police_20_par_20_défaut"><text:span text:style-name="T7">s auxquels on applique les </text:span></text:span><text:span text:style-name="Police_20_par_20_défaut"><text:span text:style-name="T9">opérations</text:span></text:span><text:span text:style-name="Police_20_par_20_défaut"><text:span text:style-name="T7"> de base: la recherche, l’ajout et la suppression d’un ́</text:span></text:span><text:span text:style-name="Police_20_par_20_défaut"><text:span text:style-name="T9">élément.</text:span></text:span><text:span text:style-name="Police_20_par_20_défaut"><text:span text:style-name="T7"> </text:span></text:span></text:p>
      <text:p text:style-name="P6"><text:span text:style-name="Police_20_par_20_défaut"><text:span text:style-name="T20"/></text:span></text:p>
      <text:p text:style-name="P6"><text:span text:style-name="Police_20_par_20_défaut"><text:span text:style-name="T20"/></text:span></text:p>
      <text:p text:style-name="P6"><text:span text:style-name="Police_20_par_20_défaut"><text:span text:style-name="T20"/></text:span></text:p>
      <text:list xml:id="list4955125335258865681" text:style-name="L1">
        <text:list-header>
          <text:p text:style-name="P19"><text:span text:style-name="Police_20_par_20_défaut"><text:span text:style-name="T53">Choix de programmation.</text:span></text:span></text:p>
        </text:list-header>
      </text:list>
      <text:p text:style-name="P7"><text:span text:style-name="Police_20_par_20_défaut"><text:span text:style-name="T7"><text:tab/>Dans le cadre de notre projet, </text:span></text:span><text:span text:style-name="Police_20_par_20_défaut"><text:span text:style-name="T9">nous avons utilisé la</text:span></text:span><text:span text:style-name="Police_20_par_20_défaut"><text:span text:style-name="T10"> PlancheADessin </text:span></text:span><text:span text:style-name="Police_20_par_20_défaut"><text:span text:style-name="T12">(</text:span></text:span><text:a xlink:type="simple" xlink:href="http://users.polytech.unice.fr/~vg/peip2/s3/PlancheADessin/PaD-doc/PaD/PlancheADessin.html" text:style-name="Internet_20_link" text:visited-style-name="Visited_20_Internet_20_Link"><text:span text:style-name="Police_20_par_20_défaut"><text:span text:style-name="T64">http://users.polytech.unice.fr/~vg/peip2/s3/PlancheADessin/PaD-doc/PaD/PlancheADessin.html</text:span></text:span></text:a><text:span text:style-name="Police_20_par_20_défaut"><text:span text:style-name="T12">) </text:span></text:span><text:span text:style-name="Police_20_par_20_défaut"><text:span text:style-name="T9">au lieu de Swing. M. Granet n’y a vu aucun inconvénient puisqu’il s’agit d’</text:span></text:span><text:span text:style-name="Police_20_par_20_défaut"><text:span text:style-name="T7">une interface graphique </text:span></text:span><text:span text:style-name="Police_20_par_20_défaut"><text:span text:style-name="T12">étudiée</text:span></text:span><text:span text:style-name="Police_20_par_20_défaut"><text:span text:style-name="T7"> <text:s/></text:span></text:span><text:span text:style-name="Police_20_par_20_défaut"><text:span text:style-name="T12">en TD </text:span></text:span><text:span text:style-name="Police_20_par_20_défaut"><text:span text:style-name="T13">au </text:span></text:span><text:span text:style-name="Police_20_par_20_défaut"><text:span text:style-name="T7"><text:s/>début d’année. </text:span></text:span></text:p>
      <text:p text:style-name="P25"><text:span text:style-name="Police_20_par_20_défaut"><text:span text:style-name="T14">Côté</text:span></text:span><text:span text:style-name="Police_20_par_20_défaut"><text:span text:style-name="T9"> programmation, elle est orientée objet en ce qui concerne la construction des arbres. En effet, n</text:span></text:span><text:span text:style-name="Police_20_par_20_défaut"><text:span text:style-name="T7">ous avons compartimenté le code en divers objets fondamentaux sous forme de classes. </text:span></text:span><text:span text:style-name="Police_20_par_20_défaut"><text:span text:style-name="T19">Il y a les classes</text:span></text:span><text:span text:style-name="Police_20_par_20_défaut"><text:span text:style-name="T7"> </text:span></text:span><text:span text:style-name="Police_20_par_20_défaut"><text:span text:style-name="T19">principales dont</text:span></text:span><text:span text:style-name="Police_20_par_20_défaut"><text:span text:style-name="T7"> </text:span></text:span><text:span text:style-name="Police_20_par_20_défaut"><text:span text:style-name="T44">ArbreBinaire</text:span></text:span><text:span text:style-name="Police_20_par_20_défaut"><text:span text:style-name="T48">, </text:span></text:span><text:span text:style-name="Police_20_par_20_défaut"><text:span text:style-name="T44">ArbreBinaireOrdonne</text:span></text:span><text:span text:style-name="Police_20_par_20_défaut"><text:span text:style-name="T48">,</text:span></text:span><text:span text:style-name="Police_20_par_20_défaut"><text:span text:style-name="T7"> </text:span></text:span><text:span text:style-name="Police_20_par_20_défaut"><text:span text:style-name="T44">ArbreBinaireDessine</text:span></text:span><text:span text:style-name="Police_20_par_20_défaut"><text:span text:style-name="T51"> </text:span></text:span><text:span text:style-name="Police_20_par_20_défaut"><text:span text:style-name="T25">et</text:span></text:span><text:span text:style-name="Police_20_par_20_défaut"><text:span text:style-name="T48"> </text:span></text:span><text:span text:style-name="Police_20_par_20_défaut"><text:span text:style-name="T45">Ele</text:span></text:span><text:span text:style-name="Police_20_par_20_défaut"><text:span text:style-name="T44">ment</text:span></text:span><text:span text:style-name="Police_20_par_20_défaut"><text:span text:style-name="T51">.</text:span></text:span><text:span text:style-name="Police_20_par_20_défaut"><text:span text:style-name="T7"> </text:span></text:span><text:span text:style-name="Police_20_par_20_défaut"><text:span text:style-name="T19">Ces classes sont liées les unes aux autres afin de mieux organiser la structure de notre application. </text:span></text:span><text:span text:style-name="Police_20_par_20_défaut"><text:span text:style-name="T9">Nous n’avons pas omis les </text:span></text:span><text:span text:style-name="Police_20_par_20_défaut"><text:span text:style-name="T7"><text:s/>classes </text:span></text:span><text:span text:style-name="Police_20_par_20_défaut"><text:span text:style-name="T12">E</text:span></text:span><text:span text:style-name="Police_20_par_20_défaut"><text:span text:style-name="T7">xception </text:span></text:span><text:span text:style-name="Police_20_par_20_défaut"><text:span text:style-name="T44">Noeud</text:span></text:span><text:span text:style-name="Police_20_par_20_défaut"><text:span text:style-name="T45">Pr</text:span></text:span><text:span text:style-name="Police_20_par_20_défaut"><text:span text:style-name="T44">inci</text:span></text:span><text:span text:style-name="Police_20_par_20_défaut"><text:span text:style-name="T45">p</text:span></text:span><text:span text:style-name="Police_20_par_20_défaut"><text:span text:style-name="T44">alExc</text:span></text:span><text:span text:style-name="Police_20_par_20_défaut"><text:span text:style-name="T45">ep</text:span></text:span><text:span text:style-name="Police_20_par_20_défaut"><text:span text:style-name="T44">tion</text:span></text:span><text:span text:style-name="Police_20_par_20_défaut"><text:span text:style-name="T48">, </text:span></text:span><text:span text:style-name="Police_20_par_20_défaut"><text:span text:style-name="T45">E</text:span></text:span><text:span text:style-name="Police_20_par_20_défaut"><text:span text:style-name="T44">lement</text:span></text:span><text:span text:style-name="Police_20_par_20_défaut"><text:span text:style-name="T45">DejaE</text:span></text:span><text:span text:style-name="Police_20_par_20_défaut"><text:span text:style-name="T44">xistant</text:span></text:span><text:span text:style-name="Police_20_par_20_défaut"><text:span text:style-name="T45">Excepti</text:span></text:span><text:span text:style-name="Police_20_par_20_défaut"><text:span text:style-name="T44">on</text:span></text:span><text:span text:style-name="Police_20_par_20_défaut"><text:span text:style-name="T48">, </text:span></text:span><text:span text:style-name="Police_20_par_20_défaut"><text:span text:style-name="T46">C</text:span></text:span><text:span text:style-name="Police_20_par_20_défaut"><text:span text:style-name="T44">le</text:span></text:span><text:span text:style-name="Police_20_par_20_défaut"><text:span text:style-name="T46">N</text:span></text:span><text:span text:style-name="Police_20_par_20_défaut"><text:span text:style-name="T44">on</text:span></text:span><text:span text:style-name="Police_20_par_20_défaut"><text:span text:style-name="T46">T</text:span></text:span><text:span text:style-name="Police_20_par_20_défaut"><text:span text:style-name="T44">r</text:span></text:span><text:span text:style-name="Police_20_par_20_défaut"><text:span text:style-name="T46">ouveeExcep</text:span></text:span><text:span text:style-name="Police_20_par_20_défaut"><text:span text:style-name="T44">tion</text:span></text:span><text:span text:style-name="Police_20_par_20_défaut"><text:span text:style-name="T48">, </text:span></text:span><text:span text:style-name="Police_20_par_20_défaut"><text:span text:style-name="T44">A</text:span></text:span><text:span text:style-name="Police_20_par_20_défaut"><text:span text:style-name="T46">rbreVideE</text:span></text:span><text:span text:style-name="Police_20_par_20_défaut"><text:span text:style-name="T44">xception </text:span></text:span><text:span text:style-name="Police_20_par_20_défaut"><text:span text:style-name="T32">qui complètent notre code afin de mieux gérer les potentielles erreurs</text:span></text:span><text:span text:style-name="Police_20_par_20_défaut"><text:span text:style-name="T28">.</text:span></text:span><text:span text:style-name="Police_20_par_20_défaut"><text:span text:style-name="T7"> </text:span></text:span></text:p>
      <text:p text:style-name="P8"><text:span text:style-name="Police_20_par_20_défaut"><text:span text:style-name="T15">Concernant </text:span></text:span><text:span text:style-name="Police_20_par_20_défaut"><text:span text:style-name="T14">la gestion des </text:span></text:span><text:span text:style-name="Police_20_par_20_défaut"><text:span text:style-name="T16">interactions</text:span></text:span><text:span text:style-name="Police_20_par_20_défaut"><text:span text:style-name="T14"> avec l’utilisateur</text:span></text:span><text:span text:style-name="Police_20_par_20_défaut"><text:span text:style-name="T15">, l’application </text:span></text:span><text:span text:style-name="Police_20_par_20_défaut"><text:span text:style-name="T14">est</text:span></text:span><text:span text:style-name="Police_20_par_20_défaut"><text:span text:style-name="T15"> programmé</text:span></text:span><text:span text:style-name="Police_20_par_20_défaut"><text:span text:style-name="T14">e</text:span></text:span><text:span text:style-name="Police_20_par_20_défaut"><text:span text:style-name="T15"> en impératif </text:span></text:span><text:span text:style-name="Police_20_par_20_défaut"><text:span text:style-name="T14">avec une méthode statique</text:span></text:span><text:span text:style-name="Police_20_par_20_défaut"><text:span text:style-name="T15">. </text:span></text:span></text:p>
      <text:p text:style-name="P8"><text:span text:style-name="Police_20_par_20_défaut"><text:span text:style-name="T6"/></text:span></text:p>
      <text:p text:style-name="P8"><text:span text:style-name="Police_20_par_20_défaut"><text:span text:style-name="T6"/></text:span></text:p>
      <text:p text:style-name="P8"><text:span text:style-name="Police_20_par_20_défaut"><text:span text:style-name="T6"/></text:span></text:p>
      <text:p text:style-name="P8"><text:span text:style-name="Police_20_par_20_défaut"><text:span text:style-name="T54"/></text:span></text:p>
      <text:list xml:id="list203317201576436" text:continue-numbering="true" text:style-name="L1">
        <text:list-header>
          <text:p text:style-name="P30"><text:span text:style-name="Police_20_par_20_défaut"><text:span text:style-name="T54">F</text:span></text:span><text:span text:style-name="Police_20_par_20_défaut"><text:span text:style-name="T53">onctionnement du programme.</text:span></text:span></text:p>
        </text:list-header>
      </text:list>
      <text:p text:style-name="P28"><text:span text:style-name="Police_20_par_20_défaut"><text:span text:style-name="T56"/></text:span></text:p>
      <text:p text:style-name="P29"><text:span text:style-name="Police_20_par_20_défaut"><text:span text:style-name="T21"><text:tab/>I. Niveau programmation.</text:span></text:span></text:p>
      <text:p text:style-name="P26"><text:span text:style-name="Police_20_par_20_défaut"><text:span text:style-name="T26"><text:tab/></text:span></text:span><text:span text:style-name="Police_20_par_20_défaut"><text:span text:style-name="T27">L</text:span></text:span><text:span text:style-name="Police_20_par_20_défaut"><text:span text:style-name="T32">a classe </text:span></text:span><text:span text:style-name="Police_20_par_20_défaut"><text:span text:style-name="T47">ArbreBinaire </text:span></text:span><text:span text:style-name="Police_20_par_20_défaut"><text:span text:style-name="T32">constitue l’interface d’un arbre binaire et définit donc toutes les méthodes abstraites d’un arbre binaire général. </text:span></text:span><text:span text:style-name="Police_20_par_20_défaut"><text:span text:style-name="T27"><text:s/></text:span></text:span><text:span text:style-name="Police_20_par_20_défaut"><text:span text:style-name="T32">Le but étant de créer un arbre binaire ordonné, on va se servir de cette interface dans le but d’implémenter un arbre binaire ordonné pour créer notre application. </text:span></text:span></text:p>
      <text:p text:style-name="P26"><text:span text:style-name="Police_20_par_20_défaut"><text:span text:style-name="T47">ArbreBinaireDessine </text:span></text:span><text:span text:style-name="Police_20_par_20_défaut"><text:span text:style-name="T32">est une classe abstraite</text:span></text:span><text:span text:style-name="Police_20_par_20_défaut"><text:span text:style-name="T27"> </text:span></text:span><text:span text:style-name="Police_20_par_20_défaut"><text:span text:style-name="T32">implémentant une interface graphique sous forme de Planche à Dessin pour </text:span></text:span><text:span text:style-name="Police_20_par_20_défaut"><text:span text:style-name="T27">dessine</text:span></text:span><text:span text:style-name="Police_20_par_20_défaut"><text:span text:style-name="T32">r</text:span></text:span><text:span text:style-name="Police_20_par_20_défaut"><text:span text:style-name="T27"> </text:span></text:span><text:span text:style-name="Police_20_par_20_défaut"><text:span text:style-name="T32">un </text:span></text:span><text:span text:style-name="Police_20_par_20_défaut"><text:span text:style-name="T27">ar</text:span></text:span><text:span text:style-name="Police_20_par_20_défaut"><text:span text:style-name="T26">bre binaire </text:span></text:span><text:span text:style-name="Police_20_par_20_défaut"><text:span text:style-name="T32">quelconque</text:span></text:span><text:span text:style-name="Police_20_par_20_défaut"><text:span text:style-name="T26">. </text:span></text:span></text:p>
      <text:p text:style-name="P27"><text:span text:style-name="Police_20_par_20_défaut"><text:span text:style-name="T33">L</text:span></text:span><text:span text:style-name="Police_20_par_20_défaut"><text:span text:style-name="T27">a classe </text:span></text:span><text:span text:style-name="Police_20_par_20_défaut"><text:span text:style-name="T44">ArbreBinaireOrdonne </text:span></text:span><text:span text:style-name="Police_20_par_20_défaut"><text:span text:style-name="T26">implément</text:span></text:span><text:span text:style-name="Police_20_par_20_défaut"><text:span text:style-name="T27">e</text:span></text:span><text:span text:style-name="Police_20_par_20_défaut"><text:span text:style-name="T26"> l’interface </text:span></text:span><text:span text:style-name="Police_20_par_20_défaut"><text:span text:style-name="T44">ArbreBinaire</text:span></text:span><text:span text:style-name="Police_20_par_20_défaut"><text:span text:style-name="T26"> pour récupérer ses caractéristiques. </text:span></text:span><text:span text:style-name="Police_20_par_20_défaut"><text:span text:style-name="T33">La classe est construite de telle sorte <text:s/></text:span></text:span><text:span text:style-name="Police_20_par_20_défaut"><text:span text:style-name="T34">qu’on construit l’arbre du tronc aux feuilles.</text:span></text:span><text:span text:style-name="Police_20_par_20_défaut"><text:span text:style-name="T26"> </text:span></text:span><text:span text:style-name="Police_20_par_20_défaut"><text:span text:style-name="T34">Elle définit trois méthodes principales que sont l’ajout, la suppression et la recherche. Finalement, elle hérite d’ArbreBinaireDessine afin de récupérer l’interface graphique qu’elle propose.</text:span></text:span></text:p>
      <text:p text:style-name="P27"><text:span text:style-name="Police_20_par_20_défaut"><text:span text:style-name="T26">Son constructeur principal est </text:span></text:span><text:span text:style-name="Police_20_par_20_défaut"><text:span text:style-name="T44">ArbreBinaireOrdonne</text:span></text:span><text:span text:style-name="Police_20_par_20_défaut"><text:span text:style-name="T28">, </text:span></text:span><text:span text:style-name="Police_20_par_20_défaut"><text:span text:style-name="T27">il</text:span></text:span><text:span text:style-name="Police_20_par_20_défaut"><text:span text:style-name="T26"> prend en paramètre un seul élément et créé un Arbre</text:span></text:span><text:span text:style-name="Police_20_par_20_défaut"><text:span text:style-name="T27">Binaire</text:span></text:span><text:span text:style-name="Police_20_par_20_défaut"><text:span text:style-name="T26"> avec un noeud et deux branches vides. </text:span></text:span></text:p>
      <text:p text:style-name="P21"><text:span text:style-name="Police_20_par_20_défaut"><text:span text:style-name="T23"><text:tab/></text:span></text:span></text:p>
      <text:p text:style-name="P21"><text:span text:style-name="Police_20_par_20_défaut"><text:span text:style-name="T23"/></text:span></text:p>
      <text:p text:style-name="P21"><text:span text:style-name="Police_20_par_20_défaut"><text:span text:style-name="T23"><text:tab/>II. Niveau utilisateur.</text:span></text:span><text:span text:style-name="Police_20_par_20_défaut"><text:span text:style-name="T27"> </text:span></text:span></text:p>
      <text:p text:style-name="P9"><text:span text:style-name="Police_20_par_20_défaut"><text:span text:style-name="T17"><text:tab/></text:span></text:span><text:span text:style-name="Police_20_par_20_défaut"><text:span text:style-name="T16">L’</text:span></text:span><text:span text:style-name="Police_20_par_20_défaut"><text:span text:style-name="T18">utilisateur compile </text:span></text:span><text:span text:style-name="Police_20_par_20_défaut"><text:span text:style-name="T8">le fichier </text:span></text:span><text:span text:style-name="Police_20_par_20_défaut"><text:span text:style-name="T49">Main.java</text:span></text:span><text:span text:style-name="Police_20_par_20_défaut"><text:span text:style-name="T35">, il l’exécute puis le terminal ouvre une nouvelle Planche à dessin sur laquelle est dessiné un arbre binaire ordonné comprenant </text:span></text:span><text:span text:style-name="Police_20_par_20_défaut"><text:span text:style-name="T36">des éléments </text:span></text:span><text:span text:style-name="Police_20_par_20_défaut"><text:span text:style-name="T35">par défaut. </text:span></text:span></text:p>
      <text:p text:style-name="P12"><text:span text:style-name="Police_20_par_20_défaut"><text:span text:style-name="T36">Le terminal </text:span></text:span><text:span text:style-name="Police_20_par_20_défaut"><text:span text:style-name="T37">accueille</text:span></text:span><text:span text:style-name="Police_20_par_20_défaut"><text:span text:style-name="T36"> l’utilisateur et lui récapitule les quatre actions qu’il est en mesure d’effectuer sur cet arbre, à savoir : </text:span></text:span><text:span text:style-name="Police_20_par_20_défaut"><text:span text:style-name="T38">« a » </text:span></text:span><text:span text:style-name="Police_20_par_20_défaut"><text:span text:style-name="T36">pour ajouter un élément, </text:span></text:span><text:span text:style-name="Police_20_par_20_défaut"><text:span text:style-name="T38">« s » </text:span></text:span><text:span text:style-name="Police_20_par_20_défaut"><text:span text:style-name="T36">pour en supprimer un, </text:span></text:span><text:span text:style-name="Police_20_par_20_défaut"><text:span text:style-name="T38">« r » </text:span></text:span><text:span text:style-name="Police_20_par_20_défaut"><text:span text:style-name="T36">pour en rechercher un, </text:span></text:span><text:span text:style-name="Police_20_par_20_défaut"><text:span text:style-name="T38">« n »</text:span></text:span><text:span text:style-name="Police_20_par_20_défaut"><text:span text:style-name="T36"> pour </text:span></text:span><text:span text:style-name="Police_20_par_20_défaut"><text:span text:style-name="T38">faire un nouvel arbre, </text:span></text:span><text:span text:style-name="Police_20_par_20_défaut"><text:span text:style-name="T36">et enfin </text:span></text:span><text:span text:style-name="Police_20_par_20_défaut"><text:span text:style-name="T38">« stop »</text:span></text:span><text:span text:style-name="Police_20_par_20_défaut"><text:span text:style-name="T36"> pour quitter l’application. </text:span></text:span></text:p>
      <text:p text:style-name="P11"><text:span text:style-name="Police_20_par_20_défaut"><text:span text:style-name="T36"/></text:span></text:p>
      <text:p text:style-name="P12"><text:span text:style-name="Police_20_par_20_défaut"><text:span text:style-name="T38">Si l’utilisateur choisit :</text:span></text:span></text:p>
      <text:p text:style-name="P12"><text:span text:style-name="Police_20_par_20_défaut"><text:span text:style-name="T38"><text:tab/>¤ « a » : Le terminal lui demande de préciser l’élément qu’il souhaite ajouter sous la forme </text:span></text:span><text:span text:style-name="Police_20_par_20_défaut"><text:span text:style-name="T50">int, string</text:span></text:span><text:span text:style-name="Police_20_par_20_défaut"><text:span text:style-name="T38">. </text:span></text:span></text:p>
      <text:p text:style-name="P13"><text:span text:style-name="Police_20_par_20_défaut"><text:span text:style-name="T38"><text:tab/>¤ « s » : Le terminal lui demande de préciser l’élément (appartenant à l’arbre) qu’il souhaite supprimer sous la forme </text:span></text:span><text:span text:style-name="Police_20_par_20_défaut"><text:span text:style-name="T50">int.</text:span></text:span><text:span text:style-name="Police_20_par_20_défaut"><text:span text:style-name="T38"> Le cas échéant, le terminal informera que l’élément entré n’appartient pas à l’arbre, et </text:span></text:span><text:span text:style-name="Police_20_par_20_défaut"><text:span text:style-name="T39">il peut réitérer sa demande.</text:span></text:span><text:span text:style-name="Police_20_par_20_défaut"><text:span text:style-name="T38"> </text:span></text:span></text:p>
      <text:p text:style-name="P12"><text:span text:style-name="Police_20_par_20_défaut"><text:span text:style-name="T38"><text:tab/>¤ « r » : </text:span></text:span><text:span text:style-name="Police_20_par_20_défaut"><text:span text:style-name="T39">L</text:span></text:span><text:span text:style-name="Police_20_par_20_défaut"><text:span text:style-name="T38">e terminal lui demande de </text:span></text:span><text:span text:style-name="Police_20_par_20_défaut"><text:span text:style-name="T39">préciser</text:span></text:span><text:span text:style-name="Police_20_par_20_défaut"><text:span text:style-name="T38"> l’élément qu’il souhaite </text:span></text:span><text:span text:style-name="Police_20_par_20_défaut"><text:span text:style-name="T39">recherch</text:span></text:span><text:span text:style-name="Police_20_par_20_défaut"><text:span text:style-name="T38">er </text:span></text:span><text:span text:style-name="Police_20_par_20_défaut"><text:span text:style-name="T39">dans l’arbre </text:span></text:span><text:span text:style-name="Police_20_par_20_défaut"><text:span text:style-name="T38">sous la forme </text:span></text:span><text:span text:style-name="Police_20_par_20_défaut"><text:span text:style-name="T50">int</text:span></text:span><text:span text:style-name="Police_20_par_20_défaut"><text:span text:style-name="T38">. </text:span></text:span><text:span text:style-name="Police_20_par_20_défaut"><text:span text:style-name="T39">Si l’élément n’est pas présent, alors l’utilisateur en sera informé dans le terminal.</text:span></text:span></text:p>
      <text:p text:style-name="P14"><text:soft-page-break/><text:span text:style-name="Police_20_par_20_défaut"><text:span text:style-name="T38"><text:tab/>¤ « n » : </text:span></text:span><text:span text:style-name="Police_20_par_20_défaut"><text:span text:style-name="T40">L</text:span></text:span><text:span text:style-name="Police_20_par_20_défaut"><text:span text:style-name="T38">e terminal lui demande de préciser l’élément qui constituera le premier nœud du nouvel arbre sous la forme </text:span></text:span><text:span text:style-name="Police_20_par_20_défaut"><text:span text:style-name="T50">int, string</text:span></text:span><text:span text:style-name="Police_20_par_20_défaut"><text:span text:style-name="T38">. </text:span></text:span></text:p>
      <text:p text:style-name="P13"><text:span text:style-name="Police_20_par_20_défaut"><text:span text:style-name="T38"><text:tab/>¤ « </text:span></text:span><text:span text:style-name="Police_20_par_20_défaut"><text:span text:style-name="T41">stop</text:span></text:span><text:span text:style-name="Police_20_par_20_défaut"><text:span text:style-name="T38"> » : </text:span></text:span><text:span text:style-name="Police_20_par_20_défaut"><text:span text:style-name="T41">L’application se ferme et la planche à dessin disparaît.</text:span></text:span></text:p>
      <text:p text:style-name="P12"><text:span text:style-name="Police_20_par_20_défaut"><text:span text:style-name="T38"/></text:span></text:p>
      <text:p text:style-name="P15"><text:span text:style-name="Police_20_par_20_défaut"><text:span text:style-name="T42">Les entrées </text:span></text:span><text:span text:style-name="Police_20_par_20_défaut"><text:span text:style-name="T38">« a », « </text:span></text:span><text:span text:style-name="Police_20_par_20_défaut"><text:span text:style-name="T42">s</text:span></text:span><text:span text:style-name="Police_20_par_20_défaut"><text:span text:style-name="T38"> » </text:span></text:span><text:span text:style-name="Police_20_par_20_défaut"><text:span text:style-name="T42">et </text:span></text:span><text:span text:style-name="Police_20_par_20_défaut"><text:span text:style-name="T38">« </text:span></text:span><text:span text:style-name="Police_20_par_20_défaut"><text:span text:style-name="T42">n</text:span></text:span><text:span text:style-name="Police_20_par_20_défaut"><text:span text:style-name="T38"> »</text:span></text:span><text:span text:style-name="Police_20_par_20_défaut"><text:span text:style-name="T42"> provoquent un changement </text:span></text:span><text:span text:style-name="Police_20_par_20_défaut"><text:span text:style-name="T41">automatique de </text:span></text:span><text:span text:style-name="Police_20_par_20_défaut"><text:span text:style-name="T42">la </text:span></text:span><text:span text:style-name="Police_20_par_20_défaut"><text:span text:style-name="T41">forme </text:span></text:span><text:span text:style-name="Police_20_par_20_défaut"><text:span text:style-name="T42">de l’arbre</text:span></text:span><text:span text:style-name="Police_20_par_20_défaut"><text:span text:style-name="T43">, tout en conservant l’arbre ordonné.</text:span></text:span></text:p>
      <text:p text:style-name="P11"><text:span text:style-name="Police_20_par_20_défaut"><text:span text:style-name="T36"/></text:span></text:p>
      <text:p text:style-name="P11"><text:span text:style-name="Police_20_par_20_défaut"><text:span text:style-name="T24"/></text:span></text:p>
      <text:list xml:id="list203317995182516" text:continue-numbering="true" text:style-name="L1">
        <text:list-header>
          <text:p text:style-name="P31"><text:span text:style-name="Police_20_par_20_défaut"><text:span text:style-name="T55">Les algorithmes.</text:span></text:span></text:p>
        </text:list-header>
      </text:list>
      <text:p text:style-name="P20"><text:span text:style-name="Police_20_par_20_défaut"><text:span text:style-name="T55"/></text:span></text:p>
      <text:p text:style-name="P22"><text:span text:style-name="Police_20_par_20_défaut"><text:span text:style-name="T29"><text:tab/>Ici nous allons détailler le fonctionnement des </text:span></text:span><text:span text:style-name="Police_20_par_20_défaut"><text:span text:style-name="T30">méthodes visant à simuler les opérations de base de tout arbre binaire ordonné : l’ajout, la suppression et la recherche </text:span></text:span><text:span text:style-name="Police_20_par_20_défaut"><text:span text:style-name="T31">d’un élément</text:span></text:span><text:span text:style-name="Police_20_par_20_défaut"><text:span text:style-name="T30">. </text:span></text:span></text:p>
      <text:p text:style-name="P22"><text:span text:style-name="Police_20_par_20_défaut"><text:span text:style-name="T26">Pour supprimer un élément on le recherche dans l’arbre, si il est sur la branche droite tactac si il est sur la brnanvhe gauche on fait tic ti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>
        <style:tab-stops>
          <style:tab-stop style:position="1.245cm"/>
        </style:tab-stops>
      </style:paragraph-properties>
      <style:text-properties fo:color="#00000a" style:font-name="Liberation Mono" fo:font-family="'Liberation Mono'" style:font-style-name="Normal" style:font-family-generic="modern" style:font-pitch="fixed" fo:font-size="11pt" style:font-name-asian="Andale Sans UI" style:font-family-asian="'Andale Sans UI'" style:font-family-generic-asian="system" style:font-pitch-asian="variable" style:language-asian="en" style:country-asian="US" style:font-name-complex="Tahoma" style:font-family-complex="Tahoma" style:font-family-generic-complex="swiss" style:font-pitch-complex="variable" style:language-complex="en" style:country-complex="US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orphans="0" fo:widows="0" fo:hyphenation-ladder-count="no-limit"/>
      <style:text-properties style:font-name="Liberation Serif" fo:font-family="'Liberation Serif'" style:font-family-generic="roman" style:font-pitch="variable" fo:font-size="10pt" style:font-name-asian="Noto Sans CJK SC Regular" style:font-family-asian="'Noto Sans CJK SC Regular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>
          <style:tab-stop style:position="-0.025cm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Arial" fo:font-family="Arial" style:font-family-generic="swiss" style:font-pitch="variable" fo:font-weight="bold" style:font-name-asian="Andale Sans UI" style:font-family-asian="'Andale Sans UI'" style:font-family-generic-asian="system" style:font-pitch-asian="variable" style:font-weight-asian="bold"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2LVL1" style:display-name="WW_CharLFO2LVL1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 style:master-page-name="MP0">
      <style:paragraph-properties style:page-number="auto" fo:break-before="page"/>
      <style:text-properties officeooo:paragraph-rsid="002630f7"/>
    </style:style>
    <style:style style:name="MP2" style:family="paragraph" style:parent-style-name="Standard">
      <style:text-properties officeooo:paragraph-rsid="002630f7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0066ff" style:font-name="Liberation Mono1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2" style:family="text">
      <style:text-properties fo:color="#0066ff" style:font-name="Liberation Mono1" fo:font-size="9pt" fo:language="fr" fo:country="FR" fo:font-style="italic" style:font-size-asian="9pt" style:font-style-asian="italic" style:font-size-complex="9pt" style:font-style-complex="italic"/>
    </style:style>
    <style:style style:name="MT3" style:family="text">
      <style:text-properties fo:color="#0066ff" style:font-name="Liberation Mono1" fo:font-size="9pt" fo:language="fr" fo:country="FR" fo:font-style="italic" fo:font-weight="bold" officeooo:rsid="002630f7" style:font-size-asian="9pt" style:font-style-asian="italic" style:font-weight-asian="bold" style:font-size-complex="9pt" style:font-style-complex="italic" style:font-weight-complex="bold"/>
    </style:style>
    <style:style style:name="MT4" style:family="text">
      <style:text-properties fo:color="#0066ff" style:font-name="Liberation Mono1" fo:font-size="9pt" fo:language="fr" fo:country="FR" fo:font-style="italic" style:font-size-asian="9pt" style:font-style-asian="italic" style:font-size-complex="9pt"/>
    </style:style>
    <style:style style:name="MT5" style:family="text">
      <style:text-properties fo:color="#0066ff" style:font-name="Liberation Mono1" fo:font-size="9pt" fo:language="fr" fo:country="FR" fo:font-style="italic" fo:font-weight="bold" officeooo:rsid="002630f7" style:font-name-asian="Andale Sans UI" style:font-size-asian="9pt" style:language-asian="en" style:country-asian="US" style:font-style-asian="italic" style:font-weight-asian="bold" style:font-name-complex="Tahoma" style:font-size-complex="9pt" style:language-complex="en" style:country-complex="US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Polytech Nice-Sophia</text:span></text:span><text:span text:style-name="Police_20_par_20_défaut"><text:span text:style-name="MT2"> <text:s text:c="13"/></text:span></text:span><text:span text:style-name="Police_20_par_20_défaut"><text:span text:style-name="MT1"><text:s text:c="18"/></text:span></text:span><text:span text:style-name="Police_20_par_20_défaut"><text:span text:style-name="MT3">Algorithmique et structure de données</text:span></text:span></text:p>
        <text:p text:style-name="MP2"><text:span text:style-name="Police_20_par_20_défaut"><text:span text:style-name="MT4">2017-2018 <text:s text:c="14"/></text:span></text:span></text:p>
      </style:header>
      <style:footer>
        <text:p text:style-name="MP3"><text:span text:style-name="Police_20_par_20_défaut"><text:span text:style-name="MT5"><text:page-number text:select-page="current">1</text:page-number></text:span></text:span><text:span text:style-name="Police_20_par_20_défaut"><text:span text:style-name="MT5">/</text:span></text:span><text:span text:style-name="Police_20_par_20_défaut"><text:span text:style-name="MT5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rc</meta:initial-creator>
    <meta:creation-date>2018-05-24T10:07:00Z</meta:creation-date>
    <dc:date>2018-05-30T20:28:59.113902388</dc:date>
    <meta:print-date>2018-04-15T08:15:00Z</meta:print-date>
    <meta:editing-cycles>72</meta:editing-cycles>
    <meta:editing-duration>PT2H28M42S</meta:editing-duration>
    <meta:document-statistic meta:table-count="0" meta:image-count="0" meta:object-count="0" meta:page-count="4" meta:paragraph-count="34" meta:word-count="674" meta:character-count="4449" meta:non-whitespace-character-count="37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rapport-projet-adw(1).odt/Normal.dotm"/>
  </office:meta>
</office:document-meta>
</file>